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4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28379e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officeooo:rsid="001ce44e" officeooo:paragraph-rsid="001ce44e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299d9f" style:font-size-asian="18pt" style:font-size-complex="18pt"/>
    </style:style>
    <style:style style:name="P15" style:family="paragraph" style:parent-style-name="Standard"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Roboto" fo:font-size="22pt" officeooo:rsid="000c85da" officeooo:paragraph-rsid="000c85da" style:font-size-asian="22pt" style:font-size-complex="22pt"/>
    </style:style>
    <style:style style:name="P18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Roboto" fo:font-size="18pt" officeooo:rsid="000c85da" officeooo:paragraph-rsid="003ba7b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430e12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456e68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47bc05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47bc05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8pt" officeooo:rsid="00413a62" officeooo:paragraph-rsid="00413a6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8pt" officeooo:rsid="00430e12" officeooo:paragraph-rsid="00430e12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8pt" officeooo:rsid="0044fc5d" officeooo:paragraph-rsid="0047bc0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45f21b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style:font-name="Roboto" fo:font-size="18pt" officeooo:rsid="001ce44e" officeooo:paragraph-rsid="0045f21b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0c85da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18fbe9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style:font-name="Roboto" fo:font-size="18pt" style:text-underline-style="solid" style:text-underline-width="auto" style:text-underline-color="font-color" officeooo:rsid="001ce44e" officeooo:paragraph-rsid="0045f21b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style:font-name="Roboto" fo:font-size="18pt" style:text-underline-style="solid" style:text-underline-width="auto" style:text-underline-color="font-color" officeooo:rsid="000f9a01" officeooo:paragraph-rsid="00413a62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style:font-name="Roboto" fo:font-size="18pt" style:text-underline-style="solid" style:text-underline-width="auto" style:text-underline-color="font-color" officeooo:rsid="00182ecd" officeooo:paragraph-rsid="0045f21b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8pt" style:text-underline-style="none" fo:font-weight="normal" officeooo:rsid="000c85da" officeooo:paragraph-rsid="0045f21b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Roboto" fo:font-size="18pt" style:text-underline-style="none" fo:font-weight="normal" officeooo:rsid="00182ecd" officeooo:paragraph-rsid="0045f21b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Roboto" fo:font-size="14pt" officeooo:rsid="00400c64" officeooo:paragraph-rsid="00400c64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Roboto" fo:font-size="22pt" officeooo:rsid="000c85da" officeooo:paragraph-rsid="000c85da" style:font-size-asian="22pt" style:font-size-complex="22pt"/>
    </style:style>
    <style:style style:name="P39" style:family="paragraph" style:parent-style-name="Standard">
      <style:paragraph-properties fo:text-align="start" style:justify-single-word="false"/>
      <style:text-properties style:font-name="Roboto" fo:font-size="22pt" officeooo:rsid="000c85da" officeooo:paragraph-rsid="0045f21b" style:font-size-asian="22pt" style:font-size-complex="22pt"/>
    </style:style>
    <style:style style:name="P40" style:family="paragraph" style:parent-style-name="Standard">
      <style:paragraph-properties fo:text-align="center" style:justify-single-word="false"/>
      <style:text-properties style:font-name="Roboto" fo:font-size="22pt" style:text-underline-style="solid" style:text-underline-width="auto" style:text-underline-color="font-color" officeooo:rsid="000c85da" officeooo:paragraph-rsid="0045f21b" style:font-size-asian="22pt" style:font-size-complex="22pt"/>
    </style:style>
    <style:style style:name="P41" style:family="paragraph" style:parent-style-name="Standard">
      <style:paragraph-properties fo:text-align="center" style:justify-single-word="false"/>
      <style:text-properties style:font-name="Roboto" fo:font-size="22pt" style:text-underline-style="solid" style:text-underline-width="auto" style:text-underline-color="font-color" officeooo:rsid="000c85da" officeooo:paragraph-rsid="000c85da" style:font-size-asian="22pt" style:font-size-complex="22pt"/>
    </style:style>
    <style:style style:name="P42" style:family="paragraph" style:parent-style-name="Standard">
      <style:paragraph-properties fo:text-align="center" style:justify-single-word="false"/>
      <style:text-properties style:font-name="Roboto" fo:font-size="22pt" style:text-underline-style="solid" style:text-underline-width="auto" style:text-underline-color="font-color" officeooo:rsid="000f9a01" officeooo:paragraph-rsid="000f9a01" style:font-size-asian="22pt" style:font-size-complex="22pt"/>
    </style:style>
    <style:style style:name="P43" style:family="paragraph" style:parent-style-name="Standard">
      <style:paragraph-properties fo:text-align="start" style:justify-single-word="false"/>
      <style:text-properties style:font-name="Roboto" fo:font-size="16pt" style:text-underline-style="solid" style:text-underline-width="auto" style:text-underline-color="font-color" officeooo:rsid="001ce44e" officeooo:paragraph-rsid="0045f21b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0c85da" officeooo:paragraph-rsid="003aa848"/>
    </style:style>
    <style:style style:name="P46" style:family="paragraph" style:parent-style-name="Standard" style:list-style-name="L3">
      <style:paragraph-properties fo:text-align="start" style:justify-single-word="false"/>
      <style:text-properties officeooo:paragraph-rsid="00430e12"/>
    </style:style>
    <style:style style:name="P47" style:family="paragraph" style:parent-style-name="Standard" style:list-style-name="L3">
      <style:paragraph-properties fo:text-align="start" style:justify-single-word="false"/>
      <style:text-properties officeooo:rsid="00430e12" officeooo:paragraph-rsid="00430e12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430e12" officeooo:paragraph-rsid="00430e1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c85da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f21b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82ec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aa84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5f21b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45f21b"/>
    </style:style>
    <style:style style:name="T11" style:family="text">
      <style:text-properties officeooo:rsid="00182ecd"/>
    </style:style>
    <style:style style:name="T12" style:family="text">
      <style:text-properties officeooo:rsid="0021ba99"/>
    </style:style>
    <style:style style:name="T13" style:family="text">
      <style:text-properties officeooo:rsid="0032c5cc"/>
    </style:style>
    <style:style style:name="T14" style:family="text">
      <style:text-properties style:font-name="Roboto" fo:font-size="18pt" style:font-size-asian="18pt" style:font-size-complex="18pt"/>
    </style:style>
    <style:style style:name="T15" style:family="text">
      <style:text-properties style:font-name="Roboto" fo:font-size="18pt" officeooo:rsid="00430e12" style:font-size-asian="18pt" style:font-size-complex="18pt"/>
    </style:style>
    <style:style style:name="T16" style:family="text">
      <style:text-properties style:font-name="Roboto" fo:font-size="18pt" officeooo:rsid="0033797e" style:font-size-asian="18pt" style:font-size-complex="18pt"/>
    </style:style>
    <style:style style:name="T17" style:family="text">
      <style:text-properties style:font-name="Roboto" fo:font-size="18pt" officeooo:rsid="0044fc5d" style:font-size-asian="18pt" style:font-size-complex="18pt"/>
    </style:style>
    <style:style style:name="T18" style:family="text">
      <style:text-properties style:font-name="Roboto" fo:font-size="18pt" officeooo:rsid="00456e68" style:font-size-asian="18pt" style:font-size-complex="18pt"/>
    </style:style>
    <style:style style:name="T19" style:family="text">
      <style:text-properties officeooo:rsid="0033797e"/>
    </style:style>
    <style:style style:name="T20" style:family="text">
      <style:text-properties officeooo:rsid="00456e68"/>
    </style:style>
    <style:style style:name="T21" style:family="text">
      <style:text-properties fo:font-weight="normal" officeooo:rsid="00456e68" style:font-weight-asian="normal" style:font-weight-complex="normal"/>
    </style:style>
    <style:style style:name="T22" style:family="text">
      <style:text-properties officeooo:rsid="0045f21b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47bc05"/>
    </style:style>
    <style:style style:name="T2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font-size="22pt" style:text-underline-style="solid" style:text-underline-width="auto" style:text-underline-color="font-color" fo:font-weight="bold" officeooo:rsid="0045f21b" style:font-size-asian="22pt" style:font-weight-asian="bold" style:font-size-complex="22pt" style:font-weight-complex="bold"/>
    </style:style>
    <style:style style:name="T2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9" style:family="text">
      <style:text-properties fo:font-size="22pt" style:text-underline-style="solid" style:text-underline-width="auto" style:text-underline-color="font-color" officeooo:rsid="0045f21b" style:font-size-asian="22pt" style:font-size-complex="2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2">SPÉCIFICATIONS</text:span><text:span text:style-name="T1"> TECHNIQUES ET FONCTIONNELLES</text:span> </text:p>
      <text:p text:style-name="P37">du site de « TECHNEWS 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uteur :</text:span> </text:p>
      <text:p text:style-name="P3"><text:span text:style-name="T13">Quentin, Fabien et </text:span>Francis version 1.0</text:p>
      <text:p text:style-name="P3"/>
      <text:p text:style-name="P3"><text:span text:style-name="T5">Date :</text:span> </text:p>
      <text:p text:style-name="P3"><text:span text:style-name="T13">17/12</text:span>/2018</text:p>
      <text:p text:style-name="P4"/>
      <text:p text:style-name="P15"><text:soft-page-break/></text:p>
      <text:p text:style-name="P16"/>
      <text:p text:style-name="P16"/>
      <text:p text:style-name="P16"/>
      <text:p text:style-name="P16"/>
      <text:p text:style-name="P16">Table des matières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17"><text:span text:style-name="T3">1.</text:span> Historique du document</text:p>
      <text:p text:style-name="P17"/>
      <text:p text:style-name="P17"><text:span text:style-name="T3">2.</text:span> Présentation générale</text:p>
      <text:p text:style-name="P17"/>
      <text:p text:style-name="P17"><text:span text:style-name="T3">3. </text:span>Page principale</text:p>
      <text:p text:style-name="P17"/>
      <text:p text:style-name="P39"><text:span text:style-name="T4">4</text:span><text:span text:style-name="T3">. </text:span>Page <text:span text:style-name="T22">article</text:span></text:p>
      <text:p text:style-name="P13"><text:tab/> </text:p>
      <text:p text:style-name="P11"/>
      <text:p text:style-name="P10"><text:tab/></text:p>
      <text:p text:style-name="P7"/>
      <text:p text:style-name="P7"/>
      <text:p text:style-name="P7"/>
      <text:p text:style-name="P7"/>
      <text:p text:style-name="P31"><text:span text:style-name="T3"/></text:p>
      <text:p text:style-name="P30"><text:span text:style-name="T3"/></text:p>
      <text:p text:style-name="P30"><text:span text:style-name="T3"/></text:p>
      <text:p text:style-name="P41"><text:soft-page-break/><text:span text:style-name="T3"/></text:p>
      <text:p text:style-name="P41"><text:span text:style-name="T3"/></text:p>
      <text:p text:style-name="P41"><text:span text:style-name="T3">1.</text:span> Historique du document</text:p>
      <text:p text:style-name="P6"/>
      <text:p text:style-name="P6"/>
      <text:p text:style-name="P8">Version : 1.0.0</text:p>
      <text:p text:style-name="P8">Nature des changements : Version initiale</text:p>
      <text:p text:style-name="P8">Rédacteurs : <text:span text:style-name="T13">Quentin, Fabien </text:span>et Francis</text:p>
      <text:p text:style-name="P8">Date : <text:span text:style-name="T13">17/12/</text:span> 2018</text:p>
      <text:p text:style-name="P8"/>
      <text:p text:style-name="P8"/>
      <text:p text:style-name="P41"><text:span text:style-name="T3">2.</text:span> Présentation générale</text:p>
      <text:p text:style-name="P6"/>
      <text:p text:style-name="P6"/>
      <text:p text:style-name="P25">Nous sommes gérants, développeurs, éditeurs, administrateurs, … d’un site de news sur « Le développement et les nouvelles technologie ».</text:p>
      <text:p text:style-name="P25"/>
      <text:p text:style-name="P20"><text:span text:style-name="T5">Objectifs :</text:span></text:p>
      <text:p text:style-name="P25"/>
      <text:list xml:id="list1410232899" text:style-name="L3">
        <text:list-item>
          <text:p text:style-name="P46"><text:span text:style-name="T15">Utiliser WordPress pour publier les news</text:span></text:p>
        </text:list-item>
        <text:list-item>
          <text:p text:style-name="P47"><text:span text:style-name="T14">Développer un thème personnalisé WordPress (Thème enfant ou « from scratch »</text:span></text:p>
        </text:list-item>
        <text:list-item>
          <text:p text:style-name="P47"><text:span text:style-name="T14">Utiliser un Plug-In de SEO <text:s/>et SMO</text:span></text:p>
        </text:list-item>
        <text:list-item>
          <text:p text:style-name="P47"><text:span text:style-name="T14">Mettre en place un système d’abonnement</text:span></text:p>
          <text:list>
            <text:list-item>
              <text:p text:style-name="P47"><text:span text:style-name="T14">Les articles sont accessible que pour les abonnés</text:span></text:p>
            </text:list-item>
          </text:list>
        </text:list-item>
        <text:list-item>
          <text:p text:style-name="P47"><text:span text:style-name="T14">Développer notre propre Plug-In</text:span></text:p>
          <text:list>
            <text:list-item>
              <text:p text:style-name="P47"><text:span text:style-name="T14">Partage de fichier à la « We transfert »</text:span></text:p>
            </text:list-item>
            <text:list-item>
              <text:p text:style-name="P47"><text:span text:style-name="T14">Accessible que pour les abonnés (pour poster)</text:span></text:p>
            </text:list-item>
          </text:list>
        </text:list-item>
      </text:list>
      <text:list xml:id="list3819446063" text:style-name="L4">
        <text:list-item>
          <text:p text:style-name="P48"><text:span text:style-name="T14">Utiliser CRON de WordPress pour ne conserver les fichiers que 48h.</text:span></text:p>
        </text:list-item>
      </text:list>
      <text:p text:style-name="P26"/>
      <text:p text:style-name="P25"><text:soft-page-break/></text:p>
      <text:p text:style-name="P33"><text:span text:style-name="T3"/></text:p>
      <text:p text:style-name="P42"><text:span text:style-name="T3">3.</text:span> Page<text:span text:style-name="T12"> </text:span>principale</text:p>
      <text:p text:style-name="P8"/>
      <text:p text:style-name="P8">La page principale du site se découpe en plusieurs zones <text:span text:style-name="T20">sur fond blanc</text:span>. </text:p>
      <text:p text:style-name="P27">La police utilisé sera « <text:span text:style-name="T20">Sawasdee » pour les titres et la pour les articles.</text:span></text:p>
      <text:p text:style-name="P27"><text:span text:style-name="T25">Les couleurs utilisées pour les différents titres et blocs seront le gris #303030fb et le rouge </text:span><text:span text:style-name="T21">#aa0000ff.</text:span></text:p>
      <text:p text:style-name="P14"/>
      <text:p text:style-name="P14"><text:tab/><text:span text:style-name="T6">Zone 1 :</text:span> <text:span text:style-name="T19"><text:s/></text:span></text:p>
      <text:p text:style-name="P12"><text:tab/><text:span text:style-name="T20">Bloc contenant la bar de menu haut de couleur grise contenant en au à gauche le nom du site « TECHNEWS ». En haut à droite l’espace de connexion abonné, zone de recherche et menu hamburger déclinant les 3 catégories : Développement, Hi-tech, Tests <text:s/></text:span></text:p>
      <text:p text:style-name="P12"/>
      <text:p text:style-name="P8"/>
      <text:p text:style-name="P9"><text:tab/><text:span text:style-name="T7">Zone 2 :</text:span><text:span text:style-name="T11"> </text:span></text:p>
      <text:p text:style-name="P45"><text:span text:style-name="T14"><text:tab/></text:span><text:span text:style-name="T16">Bloc principal </text:span><text:span text:style-name="T17">ayant en titre « </text:span><text:span text:style-name="T18">A la une » avec deux encadrés contenant chacun leur articles, sur fond de couleurs gris. Encadré mentionnant la catégorie en haut à droite et cliquable pour une redirection vers l’article.</text:span></text:p>
      <text:list xml:id="list732561376" text:style-name="L2">
        <text:list-header>
          <text:p text:style-name="P19"/>
        </text:list-header>
      </text:list>
      <text:p text:style-name="P9"/>
      <text:p text:style-name="P9"><text:tab/><text:span text:style-name="T8">Zone 3 :</text:span></text:p>
      <text:p text:style-name="P21"><text:tab/><text:span text:style-name="T20">Bloc ayant pour titre « Dernières News » avec la liste des liens des articles précédent <text:s/>sur fond de couleurs gris pour une redirection vers l’article.</text:span></text:p>
      <text:p text:style-name="P22"><text:tab/></text:p>
      <text:p text:style-name="P22"><text:soft-page-break/><text:span text:style-name="T27"/></text:p>
      <text:p text:style-name="P22"><text:span text:style-name="T27"/></text:p>
      <text:p text:style-name="P24"><text:span text:style-name="T27">4</text:span><text:span text:style-name="T26">. </text:span><text:span text:style-name="T28">Page </text:span><text:span text:style-name="T29">article</text:span></text:p>
      <text:p text:style-name="P40"/>
      <text:p text:style-name="P28"><text:tab/><text:span text:style-name="T6">Zone 1 :</text:span> <text:span text:style-name="T19"><text:s/></text:span></text:p>
      <text:p text:style-name="P29"><text:tab/><text:span text:style-name="T20">Bloc contenant la bar de menu haut de couleur grise contenant en au à gauche le nom du site « TECHNEWS » permenttant un retour à l’accueil. En haut à droite l’espace de connexion abonné, zone de recherche et menu hamburger déclinant les 3 catégories : Développement, Hi-tech, Tests.</text:span></text:p>
      <text:p text:style-name="P43"/>
      <text:p text:style-name="P32"/>
      <text:p text:style-name="P34"><text:span text:style-name="T23"><text:tab/></text:span><text:span text:style-name="T3">Zone </text:span><text:span text:style-name="T4">2</text:span><text:span text:style-name="T3"> :</text:span></text:p>
      <text:p text:style-name="P35"><text:tab/><text:span text:style-name="T19">Bloc principal contenant un rappel de la catégorie de l’article, le titre, une image (avec source photo) et l’article avec auteur, sources ...</text:span></text:p>
      <text:p text:style-name="P36"/>
      <text:p text:style-name="P34"><text:span text:style-name="T2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8-12-17T11:59:58.379232872</dc:date>
    <meta:editing-duration>PT2H45M36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5" meta:paragraph-count="47" meta:word-count="409" meta:character-count="2361" meta:non-whitespace-character-count="1976"/>
  </office:meta>
</office:document-meta>
</file>